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76cm" draw:marker-start-width="0.314cm" draw:marker-end-width="0.314cm" draw:fill="solid" draw:fill-color="#ffffff" draw:textarea-horizontal-align="justify" draw:textarea-vertical-align="middle" draw:auto-grow-height="false" fo:padding-top="0.163cm" fo:padding-bottom="0.163cm" fo:padding-left="0.288cm" fo:padding-right="0.288cm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draw:shadow="visible" draw:shadow-offset-x="0.305cm" draw:shadow-offset-y="0.305cm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draw:shadow="visible" draw:shadow-offset-x="0.305cm" draw:shadow-offset-y="0.305cm"/>
    </style:style>
    <style:style style:name="gr4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marker-start="Arrowheads_20_1" draw:fill="solid" draw:fill-color="#ffb515" draw:textarea-horizontal-align="justify" draw:textarea-vertical-align="middle" draw:auto-grow-height="false"/>
    </style:style>
    <style:style style:name="gr8" style:family="graphic" style:parent-style-name="standard">
      <style:graphic-properties draw:stroke="dash" draw:stroke-dash="_32__20_Dots_20_1_20_Dash" svg:stroke-width="0.051cm" draw:marker-start="Arrowheads_20_2" draw:marker-start-width="0.276cm" draw:marker-end="Arrowheads_20_1" draw:marker-end-width="0.376cm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76cm" draw:marker-start-width="0.314cm" draw:marker-end-width="0.314cm" draw:fill="solid" draw:fill-color="#ffffff" draw:opacity="0%" draw:textarea-horizontal-align="justify" draw:textarea-vertical-align="middle" draw:auto-grow-height="false" fo:padding-top="0.163cm" fo:padding-bottom="0.163cm" fo:padding-left="0.288cm" fo:padding-right="0.288cm" draw:shadow-opacity="0%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family-generic="roman" style:font-pitch="variable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family="'Times New Roman'" style:font-family-generic="roman" style:font-pitch="variable" fo:font-weight="bold" style:font-weight-asian="bold" style:font-weight-complex="bold"/>
    </style:style>
    <style:style style:name="T1" style:family="text">
      <style:text-properties fo:font-family="'Times New Roman'" style:font-family-generic="roman" style:font-pitch="variable"/>
    </style:style>
    <style:style style:name="T2" style:family="text">
      <style:text-properties fo:font-family="'Times New Roman'" style:font-family-generic="roman" style:font-pitch="variabl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11.43cm" svg:height="3.175cm" svg:x="8.255cm" svg:y="0.6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43cm" svg:height="2.54cm" svg:x="8.255cm" svg:y="4.4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3.513cm" svg:x="2.54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5cm" svg:height="3.513cm" svg:x="2.54cm" svg:y="15.53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4cm" svg:height="3.513cm" svg:x="15.241cm" svg:y="10.79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94cm" svg:height="3.513cm" svg:x="15.241cm" svg:y="15.5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345cm" svg:height="1.33cm" svg:x="8.927cm" svg:y="1.312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45cm" svg:height="1.33cm" svg:x="10.944cm" svg:y="2.015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45cm" svg:height="1.33cm" svg:x="12.961cm" svg:y="1.312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44cm" svg:height="1.33cm" svg:x="14.979cm" svg:y="2.015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344cm" svg:height="1.329cm" svg:x="16.996cm" svg:y="1.338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27cm" svg:height="1.329cm" svg:x="13.335cm" svg:y="5.021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29cm" svg:x="6.985cm" svg:y="11.597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8.89cm" svg:y="12.3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3.175cm" svg:y="11.37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5.081cm" svg:y="12.214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29cm" svg:x="10.795cm" svg:y="11.623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69cm" svg:height="1.329cm" svg:x="19.686cm" svg:y="11.597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21.59cm" svg:y="12.3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15.875cm" svg:y="11.37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3cm" svg:x="17.782cm" svg:y="12.301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329cm" svg:x="23.495cm" svg:y="11.623cm">
          <text:p text:style-name="P1"><text:span text:style-name="T1">PE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329cm" svg:x="7.619cm" svg:y="16.339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329cm" svg:x="9.524cm" svg:y="17.042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329cm" svg:x="3.81cm" svg:y="16.34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329cm" svg:x="5.715cm" svg:y="17.043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329cm" svg:x="11.429cm" svg:y="16.365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69cm" svg:height="1.33cm" svg:x="19.686cm" svg:y="16.34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33cm" svg:x="21.59cm" svg:y="17.043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33cm" svg:x="15.877cm" svg:y="16.341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33cm" svg:x="17.782cm" svg:y="17.044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329cm" svg:x="23.495cm" svg:y="16.366cm">
          <text:p text:style-name="P1"><text:span text:style-name="T1">PDP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6.35cm" svg:height="0.954cm" svg:x="11.43cm" svg:y="7.293cm">
          <draw:text-box>
            <text:p text:style-name="P4"><text:span text:style-name="T2">Initial Architecture</text:span></text:p>
          </draw:text-box>
        </draw:frame>
        <draw:frame draw:style-name="gr6" draw:text-style-name="P4" draw:layer="layout" svg:width="6.985cm" svg:height="0.954cm" svg:x="3.81cm" svg:y="19.685cm">
          <draw:text-box>
            <text:p text:style-name="P4"><text:span text:style-name="T2">Synergic Architecture</text:span></text:p>
          </draw:text-box>
        </draw:frame>
        <draw:frame draw:style-name="gr6" draw:text-style-name="P4" draw:layer="layout" svg:width="8.255cm" svg:height="0.954cm" svg:x="17.145cm" svg:y="19.685cm">
          <draw:text-box>
            <text:p text:style-name="P4"><text:span text:style-name="T2">Non Synergic Architecture</text:span></text:p>
          </draw:text-box>
        </draw:frame>
        <draw:custom-shape draw:style-name="gr7" draw:text-style-name="P1" draw:layer="layout" svg:width="0.635cm" svg:height="1.905cm" svg:x="13.97cm" svg:y="8.25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1" draw:layer="layout" svg:width="4.249cm" svg:height="0.962cm" svg:x="10.16cm" svg:y="8.563cm">
          <draw:text-box>
            <text:p text:style-name="P1">Refactoring</text:p>
          </draw:text-box>
        </draw:frame>
        <draw:line draw:style-name="gr8" draw:text-style-name="P1" draw:layer="layout" svg:x1="17.78cm" svg:y1="2.54cm" svg:x2="14.605cm" svg:y2="5.715cm">
          <text:p/>
        </draw:line>
        <draw:line draw:style-name="gr8" draw:text-style-name="P1" draw:layer="layout" svg:x1="9.525cm" svg:y1="2.54cm" svg:x2="13.335cm" svg:y2="5.715cm">
          <text:p/>
        </draw:line>
        <draw:line draw:style-name="gr8" draw:text-style-name="P1" draw:layer="layout" svg:x1="15.875cm" svg:y1="3.175cm" svg:x2="14.605cm" svg:y2="5.08cm">
          <text:p/>
        </draw:line>
        <draw:line draw:style-name="gr8" draw:text-style-name="P1" draw:layer="layout" svg:x1="13.335cm" svg:y1="2.54cm" svg:x2="13.97cm" svg:y2="5.08cm">
          <text:p/>
        </draw:line>
        <draw:line draw:style-name="gr8" draw:text-style-name="P1" draw:layer="layout" svg:x1="11.43cm" svg:y1="3.175cm" svg:x2="13.335cm" svg:y2="5.08cm">
          <text:p/>
        </draw:line>
        <draw:line draw:style-name="gr8" draw:text-style-name="P1" draw:layer="layout" svg:x1="3.81cm" svg:y1="12.7cm" svg:x2="4.445cm" svg:y2="16.51cm">
          <text:p/>
        </draw:line>
        <draw:line draw:style-name="gr8" draw:text-style-name="P1" draw:layer="layout" svg:x1="5.715cm" svg:y1="13.335cm" svg:x2="6.35cm" svg:y2="17.145cm">
          <text:p/>
        </draw:line>
        <draw:line draw:style-name="gr8" draw:text-style-name="P1" draw:layer="layout" svg:x1="7.62cm" svg:y1="12.7cm" svg:x2="8.255cm" svg:y2="16.51cm">
          <text:p/>
        </draw:line>
        <draw:line draw:style-name="gr8" draw:text-style-name="P1" draw:layer="layout" svg:x1="9.525cm" svg:y1="13.335cm" svg:x2="10.16cm" svg:y2="17.145cm">
          <text:p/>
        </draw:line>
        <draw:line draw:style-name="gr8" draw:text-style-name="P1" draw:layer="layout" svg:x1="11.43cm" svg:y1="12.7cm" svg:x2="12.065cm" svg:y2="16.51cm">
          <text:p/>
        </draw:line>
        <draw:line draw:style-name="gr8" draw:text-style-name="P1" draw:layer="layout" svg:x1="16.51cm" svg:y1="12.7cm" svg:x2="16.51cm" svg:y2="16.51cm">
          <text:p/>
        </draw:line>
        <draw:line draw:style-name="gr8" draw:text-style-name="P1" draw:layer="layout" svg:x1="16.51cm" svg:y1="12.7cm" svg:x2="18.415cm" svg:y2="17.145cm">
          <text:p/>
        </draw:line>
        <draw:line draw:style-name="gr8" draw:text-style-name="P1" draw:layer="layout" svg:x1="24.13cm" svg:y1="12.7cm" svg:x2="24.765cm" svg:y2="16.51cm">
          <text:p/>
        </draw:line>
        <draw:line draw:style-name="gr8" draw:text-style-name="P1" draw:layer="layout" svg:x1="22.225cm" svg:y1="13.335cm" svg:x2="22.225cm" svg:y2="17.145cm">
          <text:p/>
        </draw:line>
        <draw:line draw:style-name="gr8" draw:text-style-name="P1" draw:layer="layout" svg:x1="20.32cm" svg:y1="12.7cm" svg:x2="20.32cm" svg:y2="16.51cm">
          <text:p/>
        </draw:line>
        <draw:line draw:style-name="gr8" draw:text-style-name="P1" draw:layer="layout" svg:x1="20.32cm" svg:y1="12.7cm" svg:x2="19.05cm" svg:y2="17.145cm">
          <text:p/>
        </draw:line>
        <draw:custom-shape draw:style-name="gr9" draw:text-style-name="P1" draw:layer="layout" svg:width="12.065cm" svg:height="9.525cm" svg:x="1.9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" draw:layer="layout" svg:width="12.065cm" svg:height="9.525cm" svg:x="14.605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" draw:layer="layout" svg:x1="22.225cm" svg:y1="13.335cm" svg:x2="24.13cm" svg:y2="16.51cm">
          <text:p/>
        </draw:lin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131 902" svg:d="m564 0-564 902h1131z"/>
    <draw:marker draw:name="Arrowheads_20_2" draw:display-name="Arrowheads 2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_32__20_Dots_20_1_20_Dash" draw:display-name="2 Dots 1 Dash" draw:style="rect" draw:dots1="2" draw:dots2="1" draw:dots2-length="0.203cm" draw:distance="0.203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elkateb </meta:initial-creator>
    <meta:creation-date>2011-10-04T18:08:10</meta:creation-date>
    <meta:editing-duration>PT01H51M42S</meta:editing-duration>
    <meta:editing-cycles>26</meta:editing-cycles>
    <meta:generator>OpenOffice.org/3.2$Linux OpenOffice.org_project/320m19$Build-9505</meta:generator>
    <dc:date>2011-10-05T11:02:41</dc:date>
    <dc:creator>elkateb </dc:creator>
    <meta:document-statistic meta:object-count="79"/>
  </office:meta>
</office:document-meta>
</file>